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2" style:family="graphic" style:parent-style-name="standard">
      <style:graphic-properties draw:stroke="none" draw:fill="solid" draw:fill-color="#333333"/>
    </style:style>
    <style:style style:name="gr1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ffb66c" draw:marker-end="Arrow" draw:marker-end-width="0.3cm" draw:fill="solid" draw:textarea-vertical-align="middle"/>
    </style:style>
    <style:style style:name="gr17" style:family="graphic" style:parent-style-name="standard">
      <style:graphic-properties svg:stroke-width="0.081cm" svg:stroke-color="#000000" draw:marker-start="Arrowheads_20_1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="Arrowheads_20_2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="Arrowheads_20_3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color="#666666" draw:fill-color="#333333" draw:textarea-horizontal-align="justify" draw:textarea-vertical-align="middle" draw:auto-grow-height="false" fo:min-height="0.47cm" fo:min-width="0.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9cm"/>
      <style:paragraph-properties style:writing-mode="lr-tb"/>
    </style:style>
    <style:style style:name="gr22" style:family="graphic" style:parent-style-name="standard">
      <style:graphic-properties svg:stroke-color="#00bcff" draw:fill-color="#3faf46" draw:textarea-horizontal-align="justify" draw:textarea-vertical-align="middle" draw:auto-grow-height="false" fo:min-height="3.411cm" fo:min-width="27.5cm"/>
    </style:style>
    <style:style style:name="gr23" style:family="graphic" style:parent-style-name="standard">
      <style:graphic-properties svg:stroke-color="#00bcff" draw:fill-color="#00bcff" draw:textarea-horizontal-align="justify" draw:textarea-vertical-align="middle" draw:auto-grow-height="false" fo:min-height="2.903cm" fo:min-width="27.5cm"/>
    </style:style>
    <style:style style:name="gr2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5" style:family="graphic" style:parent-style-name="standard">
      <style:graphic-properties draw:stroke="none" draw:fill="solid" draw:fill-color="#81d41a"/>
    </style:style>
    <style:style style:name="gr2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7" style:family="graphic" style:parent-style-name="standard">
      <style:graphic-properties draw:stroke="none" draw:fill="solid" draw:fill-color="#2a60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textarea-horizontal-align="justify" draw:textarea-vertical-align="middle" draw:auto-grow-height="false" fo:min-height="1.356cm" fo:min-width="3.646cm"/>
      <style:paragraph-properties style:writing-mode="lr-tb"/>
    </style:style>
    <style:style style:name="gr31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32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33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078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489cm" style:use-optimal-column-width="false"/>
    </style:style>
    <style:style style:name="co2" style:family="table-column">
      <style:table-column-properties style:column-width="3.744cm" style:use-optimal-column-width="false"/>
    </style:style>
    <style:style style:name="co3" style:family="table-column">
      <style:table-column-properties style:column-width="4.126cm" style:use-optimal-column-width="false"/>
    </style:style>
    <style:style style:name="co4" style:family="table-column">
      <style:table-column-properties style:column-width="13.311cm" style:use-optimal-column-width="false"/>
    </style:style>
    <style:style style:name="co5" style:family="table-column">
      <style:table-column-properties style:column-width="6.004cm" style:use-optimal-column-width="false"/>
    </style:style>
    <style:style style:name="co6" style:family="table-column">
      <style:table-column-properties style:column-width="3.476cm" style:use-optimal-column-width="false"/>
    </style:style>
    <style:style style:name="co7" style:family="table-column">
      <style:table-column-properties style:column-width="6.592cm" style:use-optimal-column-width="false"/>
    </style:style>
    <style:style style:name="co8" style:family="table-column">
      <style:table-column-properties style:column-width="10.598cm" style:use-optimal-column-width="false"/>
    </style:style>
    <style:style style:name="co9" style:family="table-column">
      <style:table-column-properties style:column-width="4.592cm" style:use-optimal-column-width="false"/>
    </style:style>
    <style:style style:name="co10" style:family="table-column">
      <style:table-column-properties style:column-width="4.057cm" style:use-optimal-column-width="false"/>
    </style:style>
    <style:style style:name="co11" style:family="table-column">
      <style:table-column-properties style:column-width="8.335cm" style:use-optimal-column-width="false"/>
    </style:style>
    <style:style style:name="co12" style:family="table-column">
      <style:table-column-properties style:column-width="9.686cm" style:use-optimal-column-width="false"/>
    </style:style>
    <style:style style:name="co13" style:family="table-column">
      <style:table-column-properties style:column-width="12.392cm" style:use-optimal-column-width="false"/>
    </style:style>
    <style:style style:name="co14" style:family="table-column">
      <style:table-column-properties style:column-width="5.62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83cm" style:use-optimal-row-height="false"/>
    </style:style>
    <style:style style:name="ro3" style:family="table-row">
      <style:table-row-properties style:row-height="1.08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3faf46"/>
      <style:paragraph-properties fo:text-align="center"/>
    </style:style>
    <style:style style:name="P14" style:family="paragraph">
      <loext:graphic-properties draw:fill-color="#00bcff"/>
      <style:paragraph-properties fo:text-align="center"/>
    </style:style>
    <style:style style:name="P15" style:family="paragraph">
      <style:paragraph-properties style:writing-mode="lr-tb"/>
      <style:text-properties fo:font-size="26pt"/>
    </style:style>
    <style:style style:name="P16" style:family="paragraph">
      <style:paragraph-properties style:writing-mode="lr-tb"/>
      <style:text-properties fo:font-size="22pt"/>
    </style:style>
    <style:style style:name="P17" style:family="paragraph">
      <style:paragraph-properties fo:margin-top="0.508cm" fo:margin-bottom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style:paragraph-properties fo:margin-top="0.254cm" fo:margin-bottom="0cm"/>
    </style:style>
    <style:style style:name="P20" style:family="paragraph">
      <style:paragraph-properties style:writing-mode="lr-tb"/>
      <style:text-properties fo:font-size="24pt" style:font-size-asian="26pt" style:font-size-complex="26pt"/>
    </style:style>
    <style:style style:name="P21" style:family="paragraph">
      <style:paragraph-properties fo:text-align="start" style:writing-mode="lr-tb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/>
    </style:style>
    <style:style style:name="T4" style:family="text">
      <style:text-properties fo:font-size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font-size="26pt" fo:background-color="#ffff00"/>
    </style:style>
    <style:style style:name="T8" style:family="text">
      <style:text-properties fo:font-size="26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B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Concept:</text:span></text:p>
            <text:p text:style-name="P2"><text:span text:style-name="T1">- light weight in-memory nosql DB</text:span></text:p>
            <text:p text:style-name="P2"><text:span text:style-name="T1">- auto shard management, data priority map</text:span></text:p>
            <text:p text:style-name="P2"><text:span text:style-name="T1">- raid shards and disk dumping</text:span></text:p>
            <text:p text:style-name="P2"><text:span text:style-name="T1">- SQL embed</text:span></text:p>
            <text:p text:style-name="P2"><text:span text:style-name="T1">- tensorflow emb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078cm" svg:x="1.4cm" svg:y="0cm" presentation:class="title" presentation:user-transformed="true">
          <draw:text-box>
            <text:p><text:s text:c="7"/>connect protolcol<text:span text:style-name="T2">(router/shard)</text:span></text:p>
          </draw:text-box>
        </draw:frame>
        <draw:line draw:style-name="gr2" draw:text-style-name="P5" draw:layer="layout" svg:x1="7.62cm" svg:y1="2.54cm" svg:x2="7.62cm" svg:y2="15.24cm">
          <text:p/>
        </draw:line>
        <draw:line draw:style-name="gr2" draw:text-style-name="P5" draw:layer="layout" svg:x1="20.32cm" svg:y1="2.54cm" svg:x2="20.32cm" svg:y2="15.24cm">
          <text:p/>
        </draw:line>
        <draw:frame draw:style-name="gr3" draw:text-style-name="P6" draw:layer="layout" svg:width="3.81cm" svg:height="1.276cm" svg:x="3.81cm" svg:y="2.078cm">
          <draw:text-box>
            <text:p><text:span text:style-name="T1">Dialer</text:span></text:p>
          </draw:text-box>
        </draw:frame>
        <draw:frame draw:style-name="gr3" draw:text-style-name="P6" draw:layer="layout" svg:width="3.81cm" svg:height="1.276cm" svg:x="21.59cm" svg:y="2.026cm">
          <draw:text-box>
            <text:p><text:span text:style-name="T1">Listener</text:span></text:p>
          </draw:text-box>
        </draw:frame>
        <draw:line draw:style-name="gr4" draw:text-style-name="P5" draw:layer="layout" svg:x1="8.636cm" svg:y1="3.81cm" svg:x2="19.558cm" svg:y2="3.81cm">
          <text:p/>
        </draw:line>
        <draw:frame draw:style-name="gr5" draw:text-style-name="P7" draw:layer="layout" svg:width="7.112cm" svg:height="1.016cm" svg:x="10.414cm" svg:y="2.794cm">
          <draw:text-box>
            <text:p>Dialer send config json</text:p>
          </draw:text-box>
        </draw:frame>
        <draw:frame draw:style-name="gr6" draw:text-style-name="P7" draw:layer="layout" svg:width="6.858cm" svg:height="2.384cm" svg:x="20.574cm" svg:y="3.661cm">
          <draw:text-box>
            <text:p>Listener checks role and password</text:p>
            <text:p>Listener register dialer</text:p>
          </draw:text-box>
        </draw:frame>
        <draw:line draw:style-name="gr7" draw:text-style-name="P5" draw:layer="layout" svg:x1="19.558cm" svg:y1="6.35cm" svg:x2="8.636cm" svg:y2="6.35cm">
          <text:p/>
        </draw:line>
        <draw:frame draw:style-name="gr8" draw:text-style-name="P7" draw:layer="layout" svg:width="7.62cm" svg:height="1.673cm" svg:x="10.16cm" svg:y="5.334cm">
          <draw:text-box>
            <text:p>Listener send config json</text:p>
          </draw:text-box>
        </draw:frame>
        <draw:frame draw:style-name="gr6" draw:text-style-name="P7" draw:layer="layout" svg:width="7.112cm" svg:height="2.384cm" svg:x="0.508cm" svg:y="5.998cm">
          <draw:text-box>
            <text:p>Dialer connect to other Listener provided by the Listener</text:p>
          </draw:text-box>
        </draw:frame>
        <draw:frame draw:style-name="gr9" draw:text-style-name="P7" draw:layer="layout" svg:width="5.334cm" svg:height="0.962cm" svg:x="11.176cm" svg:y="8.436cm">
          <draw:text-box>
            <text:p>Main Event Loop</text:p>
          </draw:text-box>
        </draw:frame>
        <draw:line draw:style-name="gr10" draw:text-style-name="P8" draw:layer="layout" svg:x1="8.636cm" svg:y1="9.398cm" svg:x2="19.558cm" svg:y2="9.398cm">
          <text:p/>
        </draw:line>
        <draw:frame draw:style-name="gr9" draw:text-style-name="P7" draw:layer="layout" svg:width="6.35cm" svg:height="0.962cm" svg:x="11.684cm" svg:y="12.446cm">
          <draw:text-box>
            <text:p>Defer unregister</text:p>
          </draw:text-box>
        </draw:frame>
        <draw:line draw:style-name="gr10" draw:text-style-name="P8" draw:layer="layout" svg:x1="8.636cm" svg:y1="10.668cm" svg:x2="19.558cm" svg:y2="10.66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1.737cm" svg:x="1.4cm" svg:y="0.208cm" presentation:class="title" presentation:user-transformed="true">
          <draw:text-box>
            <text:p>Connection (router pool)</text:p>
          </draw:text-box>
        </draw:frame>
        <dr3d:scene draw:style-name="gr11" svg:width="2.307cm" svg:height="2.195cm" svg:x="20.32cm" svg:y="4.66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8" draw:text-style-name="P10" draw:layer="layout" svg:width="7.112cm" svg:height="1.673cm" svg:x="18.288cm" svg:y="3.556cm">
          <draw:text-box>
            <text:p text:style-name="P9">Genesis router(leader)</text:p>
          </draw:text-box>
        </draw:frame>
        <dr3d:scene draw:style-name="gr11" svg:width="2.286cm" svg:height="2.167cm" svg:x="19.05cm" svg:y="9.14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8" draw:text-style-name="P10" draw:layer="layout" svg:width="6.096cm" svg:height="1.673cm" svg:x="18.542cm" svg:y="11.43cm">
          <draw:text-box>
            <text:p text:style-name="P9">2th router</text:p>
            <text:p text:style-name="P9">(backup leader) </text:p>
          </draw:text-box>
        </draw:frame>
        <draw:line draw:style-name="gr13" draw:text-style-name="P5" draw:layer="layout" svg:x1="20.32cm" svg:y1="8.89cm" svg:x2="21.336cm" svg:y2="7.112cm">
          <text:p/>
        </draw:line>
        <dr3d:scene draw:style-name="gr11" svg:width="2.286cm" svg:height="2.167cm" svg:x="15.748cm" svg:y="5.84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line draw:style-name="gr14" draw:text-style-name="P5" draw:layer="layout" svg:x1="18.542cm" svg:y1="6.604cm" svg:x2="20.066cm" svg:y2="6.096cm">
          <text:p/>
        </draw:line>
        <draw:line draw:style-name="gr14" draw:text-style-name="P5" draw:layer="layout" svg:x1="18.542cm" svg:y1="7.874cm" svg:x2="19.812cm" svg:y2="8.636cm">
          <text:p/>
        </draw:line>
        <draw:frame draw:style-name="gr5" draw:text-style-name="P10" draw:layer="layout" svg:width="3.302cm" svg:height="1.016cm" svg:x="15.24cm" svg:y="8.128cm">
          <draw:text-box>
            <text:p text:style-name="P9">3th router</text:p>
          </draw:text-box>
        </draw:frame>
        <dr3d:scene draw:style-name="gr11" svg:width="2.286cm" svg:height="2.167cm" svg:x="13.716cm" svg:y="10.41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10" draw:layer="layout" svg:width="3.302cm" svg:height="1.016cm" svg:x="13.208cm" svg:y="12.7cm">
          <draw:text-box>
            <text:p text:style-name="P9">4th router</text:p>
          </draw:text-box>
        </draw:frame>
        <draw:line draw:style-name="gr15" draw:text-style-name="P5" draw:layer="layout" svg:x1="16.51cm" svg:y1="11.43cm" svg:x2="18.796cm" svg:y2="10.922cm">
          <text:p/>
        </draw:line>
        <draw:line draw:style-name="gr15" draw:text-style-name="P5" draw:layer="layout" svg:x1="16.51cm" svg:y1="10.668cm" svg:x2="20.066cm" svg:y2="6.858cm">
          <text:p/>
        </draw:line>
        <dr3d:scene draw:style-name="gr11" svg:width="2.286cm" svg:height="2.167cm" svg:x="11.938cm" svg:y="4.82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10" draw:layer="layout" svg:width="3.302cm" svg:height="1.016cm" svg:x="11.43cm" svg:y="7.112cm">
          <draw:text-box>
            <text:p text:style-name="P9">5th router</text:p>
          </draw:text-box>
        </draw:frame>
        <draw:line draw:style-name="gr16" draw:text-style-name="P5" draw:layer="layout" svg:x1="13.716cm" svg:y1="8.128cm" svg:x2="18.542cm" svg:y2="10.414cm">
          <text:p/>
        </draw:line>
        <draw:line draw:style-name="gr16" draw:text-style-name="P5" draw:layer="layout" svg:x1="14.732cm" svg:y1="5.334cm" svg:x2="19.812cm" svg:y2="5.334cm">
          <text:p/>
        </draw:line>
        <draw:frame draw:style-name="gr5" draw:text-style-name="P10" draw:layer="layout" svg:width="9.398cm" svg:height="1.016cm" svg:x="18.288cm" svg:y="14.478cm">
          <draw:text-box>
            <text:p text:style-name="P9">*There can be unlimited routers</text:p>
          </draw:text-box>
        </draw:frame>
        <draw:line draw:style-name="gr17" draw:text-style-name="P8" draw:layer="layout" svg:x1="7.62cm" svg:y1="6.35cm" svg:x2="3.302cm" svg:y2="8.89cm">
          <text:p/>
        </draw:line>
        <draw:line draw:style-name="gr18" draw:text-style-name="P8" draw:layer="layout" svg:x1="8.382cm" svg:y1="8.89cm" svg:x2="3.302cm" svg:y2="8.89cm">
          <text:p/>
        </draw:line>
        <draw:line draw:style-name="gr19" draw:text-style-name="P8" draw:layer="layout" svg:x1="7.62cm" svg:y1="11.43cm" svg:x2="3.302cm" svg:y2="8.89cm">
          <text:p/>
        </draw:line>
        <draw:custom-shape draw:style-name="gr20" draw:text-style-name="P11" draw:layer="layout" svg:width="1.016cm" svg:height="1.016cm" svg:x="3.048cm" svg:y="8.38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1" draw:text-style-name="P10" draw:layer="layout" svg:width="4.299cm" svg:height="0.962cm" svg:x="1.035cm" svg:y="6.35cm">
          <draw:text-box>
            <text:p text:style-name="P9">load balancer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2" draw:text-style-name="P13" draw:layer="layout" svg:width="28cm" svg:height="3.661cm" svg:x="0cm" svg:y="5.22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4" draw:layer="layout" svg:width="28cm" svg:height="3.153cm" svg:x="0cm" svg:y="2.032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5" draw:text-style-name="P1" draw:layer="layout" svg:width="25.199cm" svg:height="1.737cm" svg:x="1.4cm" svg:y="0.208cm" presentation:class="title" presentation:user-transformed="true">
          <draw:text-box>
            <text:p>Connection map</text:p>
          </draw:text-box>
        </draw:frame>
        <dr3d:scene draw:style-name="gr11" svg:width="2.307cm" svg:height="2.195cm" svg:x="12.7cm" svg:y="6.18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8" draw:text-style-name="P7" draw:layer="layout" svg:width="3.81cm" svg:height="1.673cm" svg:x="12.192cm" svg:y="5.334cm">
          <draw:text-box>
            <text:p>Router pool</text:p>
          </draw:text-box>
        </draw:frame>
        <dr3d:scene draw:style-name="gr24" svg:width="2.286cm" svg:height="2.167cm" svg:x="5.334cm" svg:y="11.80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draw:frame draw:style-name="gr8" draw:text-style-name="P7" draw:layer="layout" svg:width="3.048cm" svg:height="1.673cm" svg:x="5.08cm" svg:y="13.821cm">
          <draw:text-box>
            <text:p>shard(s)</text:p>
          </draw:text-box>
        </draw:frame>
        <dr3d:scene draw:style-name="gr26" svg:width="2.286cm" svg:height="2.167cm" svg:x="20.574cm" svg:y="6.21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7" draw:layer="layout"/>
        </dr3d:scene>
        <draw:frame draw:style-name="gr28" draw:text-style-name="P7" draw:layer="layout" svg:width="3.556cm" svg:height="1.27cm" svg:x="19.812cm" svg:y="5.229cm">
          <draw:text-box>
            <text:p>Log server</text:p>
          </draw:text-box>
        </draw:frame>
        <draw:line draw:style-name="gr29" draw:text-style-name="P5" draw:layer="layout" svg:x1="19.304cm" svg:y1="7.112cm" svg:x2="16.002cm" svg:y2="7.112cm">
          <text:p/>
        </draw:line>
        <draw:custom-shape draw:style-name="gr30" draw:text-style-name="P8" draw:layer="layout" svg:width="4.318cm" svg:height="1.778cm" svg:x="11.176cm" svg:y="2.54cm">
          <text:p text:style-name="P8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4.318cm" svg:height="1.778cm" svg:x="11.43cm" svg:y="2.794cm">
          <text:p text:style-name="P8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4.318cm" svg:height="1.778cm" svg:x="11.684cm" svg:y="3.048cm">
          <text:p text:style-name="P8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4" svg:width="2.286cm" svg:height="2.167cm" svg:x="12.954cm" svg:y="11.80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draw:frame draw:style-name="gr8" draw:text-style-name="P7" draw:layer="layout" svg:width="3.048cm" svg:height="1.673cm" svg:x="12.7cm" svg:y="13.821cm">
          <draw:text-box>
            <text:p>shard(s)</text:p>
          </draw:text-box>
        </draw:frame>
        <dr3d:scene draw:style-name="gr24" svg:width="2.286cm" svg:height="2.167cm" svg:x="21.082cm" svg:y="11.93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5" draw:layer="layout"/>
        </dr3d:scene>
        <draw:frame draw:style-name="gr8" draw:text-style-name="P7" draw:layer="layout" svg:width="3.048cm" svg:height="1.673cm" svg:x="20.828cm" svg:y="13.956cm">
          <draw:text-box>
            <text:p>shard(s)</text:p>
          </draw:text-box>
        </draw:frame>
        <draw:line draw:style-name="gr31" draw:text-style-name="P8" draw:layer="layout" svg:x1="6.858cm" svg:y1="11.43cm" svg:x2="11.684cm" svg:y2="9.398cm">
          <text:p/>
        </draw:line>
        <draw:line draw:style-name="gr32" draw:text-style-name="P8" draw:layer="layout" svg:x1="13.97cm" svg:y1="11.43cm" svg:x2="13.97cm" svg:y2="9.144cm">
          <text:p/>
        </draw:line>
        <draw:line draw:style-name="gr33" draw:text-style-name="P8" draw:layer="layout" svg:x1="15.494cm" svg:y1="9.398cm" svg:x2="22.098cm" svg:y2="11.68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routers</text:p>
          </draw:text-box>
        </draw:frame>
        <draw:frame presentation:style-name="pr6" draw:text-style-name="P15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3">Routing gateway</text:span></text:p>
              </text:list-item>
              <text:list-item>
                <text:p><text:span text:style-name="T3">Authorization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Leader</text:p>
          </draw:text-box>
        </draw:frame>
        <draw:frame presentation:style-name="pr6" draw:text-style-name="P15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3">Load balance</text:span></text:p>
              </text:list-item>
              <text:list-item>
                <text:p><text:span text:style-name="T3">Sync maps with other routers</text:span></text:p>
              </text:list-item>
              <text:list-item>
                <text:p><text:span text:style-name="T3">Auto shard merging</text:span></text:p>
              </text:list-item>
              <text:list-item>
                <text:p><text:span text:style-name="T3">Auto shard raid config</text:span></text:p>
              </text:list-item>
              <text:list-item>
                <text:p><text:span text:style-name="T3">Meta</text:span></text:p>
              </text:list-item>
              <text:list-item>
                <text:p><text:span text:style-name="T3">Potential log server</text:span></text:p>
              </text:list-item>
              <text:list-item>
                <text:p><text:span text:style-name="T3">todo: RAFT mapp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shard</text:p>
          </draw:text-box>
        </draw:frame>
        <draw:frame presentation:style-name="pr6" draw:text-style-name="P16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4">SQL handling</text:span></text:p>
              </text:list-item>
              <text:list-item>
                <text:p><text:span text:style-name="T4">SQL interpreter</text:span></text:p>
              </text:list-item>
              <text:list-item>
                <text:p><text:span text:style-name="T4">NoSQL handling</text:span></text:p>
              </text:list-item>
              <text:list-item>
                <text:p><text:span text:style-name="T4">Disk backup</text:span></text:p>
              </text:list-item>
              <text:list-item>
                <text:p><text:span text:style-name="T4">Local raid backup</text:span></text:p>
              </text:list-item>
              <text:list-item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og server</text:p>
          </draw:text-box>
        </draw:frame>
        <draw:frame presentation:style-name="pr6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<text:span text:style-name="T5">Save log file</text:span></text:p>
              </text:list-item>
              <text:list-item>
                <text:p><text:span text:style-name="T5">Load moniter</text:span></text:p>
              </text:list-item>
              <text:list-item>
                <text:p text:style-name="P17"><text:span text:style-name="T5">Data flow analyz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draw:style-name="standard" draw:layer="layout" svg:width="26.669cm" svg:height="12.883cm" svg:x="0.655cm" svg:y="2.5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Data type</text:p>
              </table:table-cell>
              <table:table-cell>
                <text:p>bits</text:p>
              </table:table-cell>
              <table:table-cell>
                <text:p>True type</text:p>
              </table:table-cell>
              <table:table-cell>
                <text:p>describtion</text:p>
              </table:table-cell>
            </table:table-row>
            <table:table-row table:style-name="ro2" table:default-cell-style-name="gray2">
              <table:table-cell>
                <text:p>int</text:p>
              </table:table-cell>
              <table:table-cell>
                <text:p>64</text:p>
              </table:table-cell>
              <table:table-cell>
                <text:p>int</text:p>
              </table:table-cell>
              <table:table-cell>
                <text:p>Golang 64 bit int value</text:p>
              </table:table-cell>
            </table:table-row>
            <table:table-row table:style-name="ro2" table:default-cell-style-name="gray1">
              <table:table-cell>
                <text:p>int8,16,32,64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Int value with specified bit width</text:p>
              </table:table-cell>
            </table:table-row>
            <table:table-row table:style-name="ro2" table:default-cell-style-name="gray2">
              <table:table-cell>
                <text:p>int128</text:p>
              </table:table-cell>
              <table:table-cell>
                <text:p>128</text:p>
              </table:table-cell>
              <table:table-cell>
                <text:p>__int128_t</text:p>
              </table:table-cell>
              <table:table-cell>
                <text:p>Gcc __int128_t implementation</text:p>
              </table:table-cell>
            </table:table-row>
            <table:table-row table:style-name="ro2" table:default-cell-style-name="gray1">
              <table:table-cell>
                <text:p>int256</text:p>
              </table:table-cell>
              <table:table-cell>
                <text:p>256</text:p>
              </table:table-cell>
              <table:table-cell>
                <text:p>2xint128</text:p>
              </table:table-cell>
              <table:table-cell>
                <text:p>Cut an int in half and store in struct</text:p>
              </table:table-cell>
            </table:table-row>
            <table:table-row table:style-name="ro2" table:default-cell-style-name="gray2">
              <table:table-cell>
                <text:p>smallint</text:p>
              </table:table-cell>
              <table:table-cell>
                <text:p>16</text:p>
              </table:table-cell>
              <table:table-cell>
                <text:p>uint16</text:p>
              </table:table-cell>
              <table:table-cell>
                <text:p>Golang 16 bit unsigned integer</text:p>
              </table:table-cell>
            </table:table-row>
            <table:table-row table:style-name="ro2" table:default-cell-style-name="gray1">
              <table:table-cell>
                <text:p>tinyint</text:p>
              </table:table-cell>
              <table:table-cell>
                <text:p>8</text:p>
              </table:table-cell>
              <table:table-cell>
                <text:p>uint8</text:p>
              </table:table-cell>
              <table:table-cell>
                <text:p>Golang 8 bit unsigned integer</text:p>
              </table:table-cell>
            </table:table-row>
            <table:table-row table:style-name="ro2" table:default-cell-style-name="gray2">
              <table:table-cell>
                <text:p>bigint</text:p>
              </table:table-cell>
              <table:table-cell>
                <text:p>Unknown</text:p>
              </table:table-cell>
              <table:table-cell>
                <text:p>big.Int</text:p>
              </table:table-cell>
              <table:table-cell>
                <text:p>a signed multi-precision integer</text:p>
              </table:table-cell>
            </table:table-row>
            <table:table-row table:style-name="ro2" table:default-cell-style-name="gray1">
              <table:table-cell>
                <text:p>float</text:p>
              </table:table-cell>
              <table:table-cell>
                <text:p>64</text:p>
              </table:table-cell>
              <table:table-cell>
                <text:p>float</text:p>
              </table:table-cell>
              <table:table-cell>
                <text:p>Golang 64 bit float</text:p>
              </table:table-cell>
            </table:table-row>
            <table:table-row table:style-name="ro2" table:default-cell-style-name="gray2">
              <table:table-cell>
                <text:p>float8,16,32,64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Float value with specified bit width</text:p>
              </table:table-cell>
            </table:table-row>
            <table:table-row table:style-name="ro2" table:default-cell-style-name="gray1">
              <table:table-cell>
                <text:p>float128</text:p>
              </table:table-cell>
              <table:table-cell>
                <text:p>128</text:p>
              </table:table-cell>
              <table:table-cell>
                <text:p>Long Double </text:p>
              </table:table-cell>
              <table:table-cell>
                <text:p>Gcc long Double implementation</text:p>
              </table:table-cell>
            </table:table-row>
            <table:table-row table:style-name="ro3" table:default-cell-style-name="gray2">
              <table:table-cell>
                <text:p>bigfloat</text:p>
              </table:table-cell>
              <table:table-cell>
                <text:p>unknown</text:p>
              </table:table-cell>
              <table:table-cell>
                <text:p>big.float</text:p>
              </table:table-cell>
              <table:table-cell>
                <text:p>a multi-precision floating point number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draw:style-name="standard" draw:layer="layout" svg:width="26.669cm" svg:height="12.401cm" svg:x="0.655cm" svg:y="2.5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 type</text:p>
              </table:table-cell>
              <table:table-cell>
                <text:p>bits</text:p>
              </table:table-cell>
              <table:table-cell>
                <text:p>True type</text:p>
              </table:table-cell>
              <table:table-cell>
                <text:p>describtion</text:p>
              </table:table-cell>
            </table:table-row>
            <table:table-row table:style-name="ro2" table:default-cell-style-name="gray2">
              <table:table-cell>
                <text:p>decimal64,128,192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Max precision decimal</text:p>
              </table:table-cell>
            </table:table-row>
            <table:table-row table:style-name="ro2" table:default-cell-style-name="gray1">
              <table:table-cell>
                <text:p>Time</text:p>
              </table:table-cell>
              <table:table-cell>
                <text:p>unknown</text:p>
              </table:table-cell>
              <table:table-cell>
                <text:p>time.Time</text:p>
              </table:table-cell>
              <table:table-cell>
                <text:p>Golang time</text:p>
              </table:table-cell>
            </table:table-row>
            <table:table-row table:style-name="ro2" table:default-cell-style-name="gray2">
              <table:table-cell>
                <text:p>duration</text:p>
              </table:table-cell>
              <table:table-cell>
                <text:p>unknown</text:p>
              </table:table-cell>
              <table:table-cell>
                <text:p>time.Duration</text:p>
              </table:table-cell>
              <table:table-cell>
                <text:p>Golang duration</text:p>
              </table:table-cell>
            </table:table-row>
            <table:table-row table:style-name="ro2" table:default-cell-style-name="gray1">
              <table:table-cell>
                <text:p>Varchar, str</text:p>
              </table:table-cell>
              <table:table-cell>
                <text:p>unknown</text:p>
              </table:table-cell>
              <table:table-cell>
                <text:p>string</text:p>
              </table:table-cell>
              <table:table-cell>
                <text:p>Golang string</text:p>
              </table:table-cell>
            </table:table-row>
            <table:table-row table:style-name="ro2" table:default-cell-style-name="gray2">
              <table:table-cell>
                <text:p>bool</text:p>
              </table:table-cell>
              <table:table-cell>
                <text:p>8</text:p>
              </table:table-cell>
              <table:table-cell>
                <text:p>bool</text:p>
              </table:table-cell>
              <table:table-cell>
                <text:p>Golang bool</text:p>
              </table:table-cell>
            </table:table-row>
            <table:table-row table:style-name="ro2" table:default-cell-style-name="gray1">
              <table:table-cell>
                <text:p>byte</text:p>
              </table:table-cell>
              <table:table-cell>
                <text:p>8</text:p>
              </table:table-cell>
              <table:table-cell>
                <text:p>byte</text:p>
              </table:table-cell>
              <table:table-cell>
                <text:p>Golang byte</text:p>
              </table:table-cell>
            </table:table-row>
            <table:table-row table:style-name="ro2" table:default-cell-style-name="gray2">
              <table:table-cell>
                <text:p>bytes</text:p>
              </table:table-cell>
              <table:table-cell>
                <text:p>unknown</text:p>
              </table:table-cell>
              <table:table-cell>
                <text:p>[ ]byte</text:p>
              </table:table-cell>
              <table:table-cell>
                <text:p>Golang byte array</text:p>
              </table:table-cell>
            </table:table-row>
            <table:table-row table:style-name="ro2" table:default-cell-style-name="gray1">
              <table:table-cell>
                <text:p>*type _arr</text:p>
              </table:table-cell>
              <table:table-cell>
                <text:p>unknown</text:p>
              </table:table-cell>
              <table:table-cell>
                <text:p>[ ] *any type</text:p>
              </table:table-cell>
              <table:table-cell>
                <text:p>Golang array in any type e.g. Time_arr</text:p>
              </table:table-cell>
            </table:table-row>
            <table:table-row table:style-name="ro2" table:default-cell-style-name="gray2">
              <table:table-cell>
                <text:p>json</text:p>
              </table:table-cell>
              <table:table-cell>
                <text:p>unknown</text:p>
              </table:table-cell>
              <table:table-cell>
                <text:p>map[string]interface{}</text:p>
              </table:table-cell>
              <table:table-cell>
                <text:p>Basic building block of nosql data</text:p>
              </table:table-cell>
            </table:table-row>
            <table:table-row table:style-name="ro2" table:default-cell-style-name="gray1">
              <table:table-cell>
                <text:p>table</text:p>
              </table:table-cell>
              <table:table-cell>
                <text:p>unknown</text:p>
              </table:table-cell>
              <table:table-cell>
                <text:p>*table</text:p>
              </table:table-cell>
              <table:table-cell>
                <text:p>Structured data storag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nosql query</text:p>
          </draw:text-box>
        </draw:frame>
        <draw:frame draw:style-name="standard" draw:layer="layout" svg:width="26.669cm" svg:height="12.035cm" svg:x="0.655cm" svg:y="2.58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command</text:p>
              </table:table-cell>
              <table:table-cell>
                <text:p>type</text:p>
              </table:table-cell>
              <table:table-cell>
                <text:p>describtion</text:p>
              </table:table-cell>
              <table:table-cell>
                <text:p>args</text:p>
              </table:table-cell>
            </table:table-row>
            <table:table-row table:style-name="ro2" table:default-cell-style-name="gray2">
              <table:table-cell>
                <text:p>Set</text:p>
              </table:table-cell>
              <table:table-cell>
                <text:p>Over write</text:p>
              </table:table-cell>
              <table:table-cell>
                <text:p>Set the value and dtype of a key</text:p>
              </table:table-cell>
              <table:table-cell>
                <text:p>Key, value, data_type</text:p>
              </table:table-cell>
            </table:table-row>
            <table:table-row table:style-name="ro2" table:default-cell-style-name="gray1">
              <table:table-cell>
                <text:p>Update</text:p>
              </table:table-cell>
              <table:table-cell>
                <text:p>update</text:p>
              </table:table-cell>
              <table:table-cell>
                <text:p>Update value of same dtype</text:p>
              </table:table-cell>
              <table:table-cell>
                <text:p>Key, value</text:p>
              </table:table-cell>
            </table:table-row>
            <table:table-row table:style-name="ro2" table:default-cell-style-name="gray2">
              <table:table-cell>
                <text:p>Get</text:p>
              </table:table-cell>
              <table:table-cell>
                <text:p>read</text:p>
              </table:table-cell>
              <table:table-cell>
                <text:p>Read value of key</text:p>
              </table:table-cell>
              <table:table-cell>
                <text:p>key</text:p>
              </table:table-cell>
            </table:table-row>
            <table:table-row table:style-name="ro2" table:default-cell-style-name="gray1">
              <table:table-cell>
                <text:p>Clone</text:p>
              </table:table-cell>
              <table:table-cell>
                <text:p>Link pointer</text:p>
              </table:table-cell>
              <table:table-cell>
                <text:p>Link existing value pointer to key</text:p>
              </table:table-cell>
              <table:table-cell>
                <text:p>target_key, destination_key</text:p>
              </table:table-cell>
            </table:table-row>
            <table:table-row table:style-name="ro2" table:default-cell-style-name="gray2">
              <table:table-cell>
                <text:p>Delete</text:p>
              </table:table-cell>
              <table:table-cell>
                <text:p>Remove key</text:p>
              </table:table-cell>
              <table:table-cell>
                <text:p>Remove key from DB</text:p>
              </table:table-cell>
              <table:table-cell>
                <text:p>key</text:p>
              </table:table-cell>
            </table:table-row>
            <table:table-row table:style-name="ro2" table:default-cell-style-name="gray1">
              <table:table-cell>
                <text:p>Move</text:p>
              </table:table-cell>
              <table:table-cell>
                <text:p>rename</text:p>
              </table:table-cell>
              <table:table-cell>
                <text:p>Rename existing key</text:p>
              </table:table-cell>
              <table:table-cell>
                <text:p>target_key, destination_key</text:p>
              </table:table-cell>
            </table:table-row>
            <table:table-row table:style-name="ro2" table:default-cell-style-name="gray2">
              <table:table-cell>
                <text:p>Batch</text:p>
              </table:table-cell>
              <table:table-cell>
                <text:p>Iter</text:p>
              </table:table-cell>
              <table:table-cell>
                <text:p>Run same command multi times with different args</text:p>
              </table:table-cell>
              <table:table-cell>
                <text:p>Command, {args1...} {args2...}...</text:p>
              </table:table-cell>
            </table:table-row>
            <table:table-row table:style-name="ro2" table:default-cell-style-name="gray1">
              <table:table-cell>
                <text:p>Insert</text:p>
              </table:table-cell>
              <table:table-cell>
                <text:p>Add row</text:p>
              </table:table-cell>
              <table:table-cell>
                <text:p>Add row to a *table value</text:p>
              </table:table-cell>
              <table:table-cell>
                <text:p>Key, {values...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nosql query flags</text:p>
          </draw:text-box>
        </draw:frame>
        <draw:frame draw:style-name="standard" draw:layer="layout" svg:width="26.669cm" svg:height="10.235cm" svg:x="0.655cm" svg:y="2.58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3"/>
            <table:table-column table:style-name="co14"/>
            <table:table-row table:style-name="ro1" table:default-cell-style-name="gray3">
              <table:table-cell>
                <text:p>flag</text:p>
              </table:table-cell>
              <table:table-cell>
                <text:p>name</text:p>
              </table:table-cell>
              <table:table-cell>
                <text:p>describtion</text:p>
              </table:table-cell>
              <table:table-cell/>
            </table:table-row>
            <table:table-row table:style-name="ro2" table:default-cell-style-name="gray2">
              <table:table-cell>
                <text:p>-script</text:p>
              </table:table-cell>
              <table:table-cell>
                <text:p>javascript</text:p>
              </table:table-cell>
              <table:table-cell>
                <text:p>generate the “value” arg using a script, common use for Update statment</text:p>
              </table:table-cell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Basic nosql code</text:p>
          </draw:text-box>
        </draw:frame>
        <draw:frame presentation:style-name="pr6" draw:text-style-name="P20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6">“</text:span><text:span text:style-name="T6">Set” syntax: "Set <text:s/>name.name1.name2 <text:s/>value <text:s/>type" </text:span></text:p>
                <text:p text:style-name="P19"><text:span text:style-name="T6">e.g. "Set User.John.id 23740 int"</text:span></text:p>
                <text:p text:style-name="P19"><text:span text:style-name="T6"/></text:p>
              </text:list-item>
              <text:list-item>
                <text:p text:style-name="P19"><text:span text:style-name="T6">“</text:span><text:span text:style-name="T6">Get” syntax: "Get <text:s/>name.name1.name2" </text:span></text:p>
                <text:p text:style-name="P19"><text:span text:style-name="T6">e.g. "Get User.John.id" -&gt; 23740</text:span></text:p>
                <text:p text:style-name="P19"><text:span text:style-name="T6"/></text:p>
              </text:list-item>
              <text:list-item>
                <text:p text:style-name="P19"><text:span text:style-name="T6">“</text:span><text:span text:style-name="T6">Update” syntax: "Update name.name1.name2 value" e.g. "Update User.John.id 23740"</text:span></text:p>
                <text:p text:style-name="P19"><text:span text:style-name="T6"># Update remain the same type, use Set to change data type</text:span></text:p>
                <text:p text:style-name="P19"><text:span text:style-name="T6"/></text:p>
              </text:list-item>
              <text:list-item>
                <text:p text:style-name="P19"><text:span text:style-name="T6">“</text:span><text:span text:style-name="T6">Delete” syntax: "Delete name.name1.name2" </text:span></text:p>
                <text:p text:style-name="P19"><text:span text:style-name="T6">e.g. "Delete User.John.id"</text:span></text:p>
                <text:p text:style-name="P19"><text:span text:style-name="T6"/></text:p>
              </text:list-item>
              <text:list-item>
                <text:p text:style-name="P19"><text:span text:style-name="T6">“</text:span><text:span text:style-name="T6">Clone” syntax: "Clone source destination" </text:span></text:p>
              </text:list-item>
              <text:list-item>
                <text:p text:style-name="P19"><text:span text:style-name="T6">e.g. "Clone User.John Blacklist.John"</text:span></text:p>
                <text:p text:style-name="P19"><text:span text:style-name="T6"/></text:p>
              </text:list-item>
              <text:list-item>
                <text:p text:style-name="P19"><text:span text:style-name="T6">“</text:span><text:span text:style-name="T6">Move” syntax: “Move source destination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Update reference current value </text:p>
          </draw:text-box>
        </draw:frame>
        <draw:frame presentation:style-name="pr6" draw:text-style-name="P15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3">Set user.basket.items 10 int</text:span></text:p>
                <text:p><text:span text:style-name="T3">Update user.basket.items </text:span><text:span text:style-name="T7">%self+2</text:span><text:span text:style-name="T8"> -script</text:span></text:p>
                <text:p><text:span text:style-name="T3">Get user.basket.items</text:span></text:p>
                <text:p><text:span text:style-name="T3">&gt;&gt;&gt; 12</text:span></text:p>
              </text:list-item>
              <text:list-item>
                <text:p><text:span text:style-name="T3">Update can only update keys that exist, data type remain unchanged. “-script” flag must be provid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SQL handling</text:p>
          </draw:text-box>
        </draw:frame>
        <draw:frame presentation:style-name="pr6" draw:text-style-name="P2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3">Expend and format SQL statement</text:span></text:p>
              </text:list-item>
              <text:list-item>
                <text:p><text:span text:style-name="T3">Syntax checking</text:span></text:p>
              </text:list-item>
              <text:list-item>
                <text:p><text:span text:style-name="T3">SQL injection checking</text:span></text:p>
              </text:list-item>
              <text:list-item>
                <text:p><text:span text:style-name="T3">Interprete to <text:s/>local nosql commands</text:span></text:p>
              </text:list-item>
              <text:list-item>
                <text:p><text:span text:style-name="T3">Optimization</text:span></text:p>
              </text:list-item>
              <text:list-item>
                <text:p><text:span text:style-name="T3">Exec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1.737cm" svg:x="1.4cm" svg:y="0.335cm" presentation:class="title" presentation:user-transformed="true">
          <draw:text-box>
            <text:p>Router client handling</text:p>
          </draw:text-box>
        </draw:frame>
        <draw:frame presentation:style-name="pr6" draw:text-style-name="P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ssign process id</text:p>
              </text:list-item>
              <text:list-item>
                <text:p>Check client permission</text:p>
              </text:list-item>
              <text:list-item>
                <text:p>Send process to shard</text:p>
              </text:list-item>
              <text:list-item>
                <text:p>Return result to 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3T10:40:37.097191481</meta:creation-date>
    <dc:date>2021-09-16T20:13:32.725330799</dc:date>
    <meta:editing-duration>PT2H55M47S</meta:editing-duration>
    <meta:editing-cycles>74</meta:editing-cycles>
    <meta:generator>LibreOffice/7.1.6.2.0$Linux_X86_64 LibreOffice_project/10$Build-2</meta:generator>
    <meta:document-statistic meta:object-count="148"/>
  </office:meta>
</office:document-meta>
</file>